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 style:list-style-name="L2"/>
    <style:style style:name="P2" style:family="paragraph" style:parent-style-name="Preformatted_20_Text">
      <style:paragraph-properties fo:margin-top="0cm" fo:margin-bottom="0.499cm" loext:contextual-spacing="false"/>
    </style:style>
    <style:style style:name="P3" style:family="paragraph" style:parent-style-name="Preformatted_20_Text" style:list-style-name="L2">
      <style:paragraph-properties fo:margin-top="0cm" fo:margin-bottom="0.499cm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T1" style:family="text">
      <style:text-properties officeooo:rsid="001d2da4"/>
    </style:style>
    <style:style style:name="T2" style:family="text">
      <style:text-properties officeooo:rsid="001f1053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API Documentation for Account Management System</text:p>
      <text:p text:style-name="Standard"/>
      <text:p text:style-name="Standard">## Authentication</text:p>
      <text:p text:style-name="Standard"/>
      <text:p text:style-name="Standard">### Register</text:p>
      <text:p text:style-name="Standard">**Endpoint:** `POST /register`</text:p>
      <text:p text:style-name="Standard">**Description:** Registers a new user.</text:p>
      <text:p text:style-name="Standard">**Rate Limit:** 10 requests per minute.</text:p>
      <text:p text:style-name="Standard">**Request Body:**</text:p>
      <text:p text:style-name="Standard">```json</text:p>
      <text:p text:style-name="Standard">{</text:p>
      <text:p text:style-name="Standard"><text:s text:c="2"/>"name": "John Doe",</text:p>
      <text:p text:style-name="Standard"><text:s text:c="2"/>"email": "john@example.com",</text:p>
      <text:p text:style-name="Standard"><text:s text:c="2"/>"password": "securepassword",</text:p>
      <text:p text:style-name="Standard"><text:s text:c="2"/>"password_confirmation": "securepassword"</text:p>
      <text:p text:style-name="Standard">}</text:p>
      <text:p text:style-name="Standard">```</text:p>
      <text:p text:style-name="Standard">**Response:**</text:p>
      <text:p text:style-name="Standard">```json</text:p>
      <text:p text:style-name="Standard">{</text:p>
      <text:p text:style-name="Standard"><text:s text:c="2"/>"message": "User registered successfully",</text:p>
      <text:p text:style-name="Standard"><text:s text:c="2"/>"token": "access_token_here"</text:p>
      <text:p text:style-name="Standard">}</text:p>
      <text:p text:style-name="Standard">```</text:p>
      <text:p text:style-name="Standard"/>
      <text:p text:style-name="Standard">### Login</text:p>
      <text:p text:style-name="Standard">**Endpoint:** `POST /login`</text:p>
      <text:p text:style-name="Standard">**Description:** Authenticates a user.</text:p>
      <text:p text:style-name="Standard">**Rate Limit:** 5 requests per minute.</text:p>
      <text:p text:style-name="Standard">**Request Body:**</text:p>
      <text:p text:style-name="Standard">```json</text:p>
      <text:p text:style-name="Standard">{</text:p>
      <text:p text:style-name="Standard"><text:s text:c="2"/>"email": "john@example.com",</text:p>
      <text:p text:style-name="Standard"><text:s text:c="2"/>"password": "securepassword"</text:p>
      <text:p text:style-name="Standard">}</text:p>
      <text:p text:style-name="Standard">```</text:p>
      <text:p text:style-name="Standard">**Response:**</text:p>
      <text:p text:style-name="Standard">```json</text:p>
      <text:p text:style-name="Standard">{</text:p>
      <text:p text:style-name="Standard"><text:s text:c="2"/>"message": "Login successful",</text:p>
      <text:p text:style-name="Standard"><text:s text:c="2"/>"token": "access_token_here"</text:p>
      <text:p text:style-name="Standard">}</text:p>
      <text:p text:style-name="Standard">```</text:p>
      <text:p text:style-name="Standard"/>
      <text:p text:style-name="Standard">### Logout</text:p>
      <text:p text:style-name="Standard">**Endpoint:** `POST /logout`</text:p>
      <text:p text:style-name="Standard">**Description:** Logs out the authenticated user.</text:p>
      <text:p text:style-name="Standard">**Response:**</text:p>
      <text:p text:style-name="Standard">```json</text:p>
      <text:p text:style-name="Standard"><text:soft-page-break/>{</text:p>
      <text:p text:style-name="Standard"><text:s text:c="2"/>"message": "Logout successful"</text:p>
      <text:p text:style-name="Standard">}</text:p>
      <text:p text:style-name="Standard">```</text:p>
      <text:p text:style-name="Standard"/>
      <text:p text:style-name="Standard">## Account Management</text:p>
      <text:p text:style-name="Standard"/>
      <text:p text:style-name="Standard">### List Accounts</text:p>
      <text:p text:style-name="Standard">**Endpoint:** `GET /accounts`</text:p>
      <text:p text:style-name="Standard">**Description:** Retrieves a list of all accounts.</text:p>
      <text:p text:style-name="Standard">**Response:**</text:p>
      <text:p text:style-name="Standard">```json</text:p>
      <text:p text:style-name="Standard">[</text:p>
      <text:p text:style-name="Standard"><text:s text:c="2"/>{</text:p>
      <text:p text:style-name="Standard"><text:s text:c="4"/>"id": "uuid",</text:p>
      <text:p text:style-name="Standard"><text:s text:c="4"/>"account_name": "John's Savings",</text:p>
      <text:p text:style-name="Standard"><text:s text:c="4"/>"account_number": "123456789",</text:p>
      <text:p text:style-name="Standard"><text:s text:c="4"/>"account_type": "personal",</text:p>
      <text:p text:style-name="Standard"><text:s text:c="4"/>"currency": "USD",</text:p>
      <text:p text:style-name="Standard"><text:s text:c="4"/>"balance": 1500.75</text:p>
      <text:p text:style-name="Standard"><text:s text:c="2"/>}</text:p>
      <text:p text:style-name="Standard">]</text:p>
      <text:p text:style-name="Standard">```</text:p>
      <text:p text:style-name="Standard"/>
      <text:p text:style-name="Standard">### Create Account</text:p>
      <text:p text:style-name="Standard">**Endpoint:** `POST /accounts`</text:p>
      <text:p text:style-name="Standard">**Description:** Creates a new account.</text:p>
      <text:p text:style-name="Standard">**Request Body:**</text:p>
      <text:p text:style-name="Standard">```json</text:p>
      <text:p text:style-name="Standard">{</text:p>
      <text:p text:style-name="Standard"><text:s text:c="2"/>"account_name": "John's Checking",</text:p>
      <text:p text:style-name="Standard"><text:s text:c="2"/>"account_number": "987654321",</text:p>
      <text:p text:style-name="Standard"><text:s text:c="2"/>"account_type": "checking",</text:p>
      <text:p text:style-name="Standard"><text:s text:c="2"/>"currency": "USD",</text:p>
      <text:p text:style-name="Standard"><text:s text:c="2"/>"balance": 1000.50</text:p>
      <text:p text:style-name="Standard">}</text:p>
      <text:p text:style-name="Standard">```</text:p>
      <text:p text:style-name="Standard">**Response:**</text:p>
      <text:p text:style-name="Standard">```json</text:p>
      <text:p text:style-name="Standard">{</text:p>
      <text:p text:style-name="Standard"><text:s text:c="2"/>"message": "Account created successfully",</text:p>
      <text:p text:style-name="Standard"><text:s text:c="2"/>"account": { "id": "uuid", "account_name": "John's Checking" }</text:p>
      <text:p text:style-name="Standard">}</text:p>
      <text:p text:style-name="Standard">```</text:p>
      <text:p text:style-name="Standard"/>
      <text:p text:style-name="Standard">### Get Account Details</text:p>
      <text:p text:style-name="Standard">**Endpoint:** `GET /accounts/{id}`</text:p>
      <text:p text:style-name="Standard">**Description:** Retrieves details of a specific account.</text:p>
      <text:p text:style-name="Standard"/>
      <text:p text:style-name="Standard"><text:soft-page-break/>### Update Account</text:p>
      <text:p text:style-name="Standard">**Endpoint:** `PUT /accounts/{id}`</text:p>
      <text:p text:style-name="Standard">**Description:** Updates an existing account.</text:p>
      <text:p text:style-name="Standard"/>
      <text:p text:style-name="Standard">### Delete Account</text:p>
      <text:p text:style-name="Standard">**Endpoint:** `DELETE /accounts/{id}`</text:p>
      <text:p text:style-name="Standard">**Description:** Deletes an account.</text:p>
      <text:p text:style-name="Standard"/>
      <text:p text:style-name="Standard">## Transactions</text:p>
      <text:p text:style-name="Standard"/>
      <text:p text:style-name="Standard">### List Transactions</text:p>
      <text:p text:style-name="Standard">**Endpoint:** `GET /accounts/{accountId}/transactions`</text:p>
      <text:p text:style-name="Standard">**Description:** Retrieves transactions for a given account.</text:p>
      <text:p text:style-name="Standard"/>
      <text:p text:style-name="Standard">### Create Transaction</text:p>
      <text:p text:style-name="Standard">**Endpoint:** `POST /transactions`</text:p>
      <text:p text:style-name="Standard">**Description:** Creates a new transaction.</text:p>
      <text:p text:style-name="Standard">**Request Body:**</text:p>
      <text:p text:style-name="Standard">```json</text:p>
      <text:p text:style-name="Standard">{</text:p>
      <text:p text:style-name="Standard"><text:s text:c="2"/>"account_id": "uuid",</text:p>
      <text:p text:style-name="Standard"><text:s text:c="2"/>"amount": 500.25,</text:p>
      <text:p text:style-name="Standard"><text:s text:c="2"/>"type": "deposit"</text:p>
      <text:p text:style-name="Standard">}</text:p>
      <text:p text:style-name="Standard">```</text:p>
      <text:p text:style-name="Standard">**Response:**</text:p>
      <text:p text:style-name="Standard">```json</text:p>
      <text:p text:style-name="Standard">{</text:p>
      <text:p text:style-name="Standard"><text:s text:c="2"/>"message": "Transaction successful",</text:p>
      <text:p text:style-name="Standard"><text:s text:c="2"/>"transaction": { "id": "uuid", "amount": 500.25 }</text:p>
      <text:p text:style-name="Standard">}</text:p>
      <text:p text:style-name="Standard">```</text:p>
      <text:p text:style-name="Standard"/>
      <text:p text:style-name="Standard">**Note:** Transactions cannot be updated or delete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//////////////////////////////////////////////////////////////////////////////////////////////////////////////////////////////////////////</text:p>
      <text:h text:style-name="Heading_20_1" text:outline-level="1"><text:soft-page-break/>Local Installation Guide</text:h>
      <text:h text:style-name="Heading_20_2" text:outline-level="2">Prerequisites</text:h>
      <text:list xml:id="list1722953631" text:style-name="L1">
        <text:list-item>
          <text:p text:style-name="P4">PHP &gt;= 8.<text:span text:style-name="T1">3</text:span></text:p>
        </text:list-item>
        <text:list-item>
          <text:p text:style-name="P4">Composer</text:p>
        </text:list-item>
        <text:list-item>
          <text:p text:style-name="P4">MySQL </text:p>
        </text:list-item>
        <text:list-item>
          <text:p text:style-name="P4">Laravel <text:span text:style-name="T2">12</text:span></text:p>
        </text:list-item>
      </text:list>
      <text:h text:style-name="Heading_20_2" text:outline-level="2">Installation Steps</text:h>
      <text:list xml:id="list3234573112" text:style-name="L2">
        <text:list-item>
          <text:p text:style-name="P5"><text:span text:style-name="Strong_20_Emphasis">Clone the Repository:</text:span></text:p>
          <text:p text:style-name="P1"><text:span text:style-name="Source_20_Text">git clone https://github.com/your-repo/account-management.git</text:span></text:p>
          <text:p text:style-name="P3"><text:span text:style-name="Source_20_Text">cd account-management</text:span></text:p>
        </text:list-item>
        <text:list-item>
          <text:p text:style-name="P5"><text:span text:style-name="Strong_20_Emphasis">Install Dependencies:</text:span></text:p>
          <text:p text:style-name="P3"><text:span text:style-name="Source_20_Text">composer install</text:span></text:p>
        </text:list-item>
        <text:list-item>
          <text:p text:style-name="P5"><text:span text:style-name="Strong_20_Emphasis">Set Up Environment:</text:span></text:p>
          <text:p text:style-name="P3"><text:span text:style-name="Source_20_Text">cp .env.example .env</text:span></text:p>
          <text:p text:style-name="P5">Update database credentials in <text:span text:style-name="Source_20_Text">.env</text:span>.</text:p>
        </text:list-item>
        <text:list-item>
          <text:p text:style-name="P5"><text:span text:style-name="Strong_20_Emphasis">Generate App Key:</text:span></text:p>
          <text:p text:style-name="P3"><text:span text:style-name="Source_20_Text">php artisan key:generate</text:span></text:p>
        </text:list-item>
        <text:list-item>
          <text:p text:style-name="P5"><text:span text:style-name="Strong_20_Emphasis">Run Migrations and Seeders:</text:span></text:p>
          <text:p text:style-name="P3"><text:span text:style-name="Source_20_Text">php artisan migrate --seed</text:span></text:p>
        </text:list-item>
        <text:list-item>
          <text:p text:style-name="P5"><text:span text:style-name="Strong_20_Emphasis">Start the Development Server:</text:span></text:p>
          <text:p text:style-name="P3"><text:span text:style-name="Source_20_Text">php artisan serve</text:span></text:p>
          <text:p text:style-name="P5">The API will be available at <text:span text:style-name="Source_20_Text">http://127.0.0.1:8000/api/</text:span>.</text:p>
        </text:list-item>
      </text:list>
      <text:h text:style-name="Heading_20_2" text:outline-level="2">Running Tests</text:h>
      <text:p text:style-name="Text_20_body">To run unit tests:</text:p>
      <text:p text:style-name="P2"><text:span text:style-name="Source_20_Text">php artisan test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28T19:13:27.454049528</meta:creation-date>
    <dc:date>2025-03-28T19:18:15.424621429</dc:date>
    <meta:editing-duration>PT4M4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4" meta:paragraph-count="144" meta:word-count="366" meta:character-count="3075" meta:non-whitespace-character-count="2789"/>
  </office:meta>
</office:document-meta>
</file>